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2.3252in"/>
    </style:style>
    <style:style style:name="co5" style:family="table-column">
      <style:table-column-properties fo:break-before="auto" style:column-width="0.1063in"/>
    </style:style>
    <style:style style:name="co6" style:family="table-column">
      <style:table-column-properties fo:break-before="auto" style:column-width="1.2835in"/>
    </style:style>
    <style:style style:name="co7" style:family="table-column">
      <style:table-column-properties fo:break-before="auto" style:column-width="4.1189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1.0417in"/>
    </style:style>
    <style:style style:name="co12" style:family="table-column">
      <style:table-column-properties fo:break-before="auto" style:column-width="0.0965in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4791in" fo:break-before="auto" style:use-optimal-row-height="false"/>
    </style:style>
    <style:style style:name="ta2" style:family="table" style:master-page-name="PageStyle_5f_A">
      <style:table-properties table:display="true" style:writing-mode="lr-tb"/>
    </style:style>
    <style:style style:name="ta3" style:family="table" style:master-page-name="PageStyle_5f_TASCA">
      <style:table-properties table:display="true" style:writing-mode="lr-tb"/>
    </style:style>
    <style:style style:name="ta4" style:family="table" style:master-page-name="PageStyle_5f_1">
      <style:table-properties table:display="true" style:writing-mode="lr-tb"/>
    </style:style>
    <style:style style:name="ta5" style:family="table" style:master-page-name="PageStyle_5f_2">
      <style:table-properties table:display="true" style:writing-mode="lr-tb"/>
    </style:style>
    <style:style style:name="ta6" style:family="table" style:master-page-name="PageStyle_5f_3">
      <style:table-properties table:display="true" style:writing-mode="lr-tb"/>
    </style:style>
    <style:style style:name="ta7" style:family="table" style:master-page-name="PageStyle_5f_4">
      <style:table-properties table:display="true" style:writing-mode="lr-tb"/>
    </style:style>
    <style:style style:name="ta8" style:family="table" style:master-page-name="PageStyle_5f_5">
      <style:table-properties table:display="true" style:writing-mode="lr-tb"/>
    </style:style>
    <style:style style:name="ta9" style:family="table" style:master-page-name="PageStyle_5f_6">
      <style:table-properties table:display="true" style:writing-mode="lr-tb"/>
    </style:style>
    <style:style style:name="ta10" style:family="table" style:master-page-name="PageStyle_5f_7">
      <style:table-properties table:display="true" style:writing-mode="lr-tb"/>
    </style:style>
    <style:style style:name="ta11" style:family="table" style:master-page-name="PageStyle_5f_8">
      <style:table-properties table:display="true" style:writing-mode="lr-tb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10">
      <style:table-properties table:display="true" style:writing-mode="lr-tb"/>
    </style:style>
    <style:style style:name="ta14" style:family="table" style:master-page-name="PageStyle_5f_11">
      <style:table-properties table:display="true" style:writing-mode="lr-tb"/>
    </style:style>
    <style:style style:name="ta15" style:family="table" style:master-page-name="PageStyle_5f_12">
      <style:table-properties table:display="true" style:writing-mode="lr-tb"/>
    </style:style>
    <style:style style:name="ta16" style:family="table" style:master-page-name="PageStyle_5f_13">
      <style:table-properties table:display="true" style:writing-mode="lr-tb"/>
    </style:style>
    <style:style style:name="ta17" style:family="table" style:master-page-name="PageStyle_5f_14">
      <style:table-properties table:display="true" style:writing-mode="lr-tb"/>
    </style:style>
    <style:style style:name="ta18" style:family="table" style:master-page-name="PageStyle_5f_15">
      <style:table-properties table:display="true" style:writing-mode="lr-tb"/>
    </style:style>
    <style:style style:name="ta19" style:family="table" style:master-page-name="PageStyle_5f_16">
      <style:table-properties table:display="true" style:writing-mode="lr-tb"/>
    </style:style>
    <style:style style:name="ta20" style:family="table" style:master-page-name="PageStyle_5f_17">
      <style:table-properties table:display="true" style:writing-mode="lr-tb"/>
    </style:style>
    <style:style style:name="ta21" style:family="table" style:master-page-name="PageStyle_5f_18">
      <style:table-properties table:display="true" style:writing-mode="lr-tb"/>
    </style:style>
    <style:style style:name="ta22" style:family="table" style:master-page-name="PageStyle_5f_19">
      <style:table-properties table:display="true" style:writing-mode="lr-tb"/>
    </style:style>
    <style:style style:name="ta23" style:family="table" style:master-page-name="PageStyle_5f_20">
      <style:table-properties table:display="true" style:writing-mode="lr-tb"/>
    </style:style>
    <style:style style:name="ta24" style:family="table" style:master-page-name="PageStyle_5f_21">
      <style:table-properties table:display="true" style:writing-mode="lr-tb"/>
    </style:style>
    <style:style style:name="ta25" style:family="table" style:master-page-name="PageStyle_5f_22">
      <style:table-properties table:display="true" style:writing-mode="lr-tb"/>
    </style:style>
    <style:style style:name="ta26" style:family="table" style:master-page-name="PageStyle_5f_23">
      <style:table-properties table:display="true" style:writing-mode="lr-tb"/>
    </style:style>
    <style:style style:name="ta27" style:family="table" style:master-page-name="PageStyle_5f_24">
      <style:table-properties table:display="true" style:writing-mode="lr-tb"/>
    </style:style>
    <style:style style:name="ta28" style:family="table" style:master-page-name="PageStyle_5f_25">
      <style:table-properties table:display="true" style:writing-mode="lr-tb"/>
    </style:style>
    <style:style style:name="ta29" style:family="table" style:master-page-name="PageStyle_5f_26">
      <style:table-properties table:display="true" style:writing-mode="lr-tb"/>
    </style:style>
    <style:style style:name="ta30" style:family="table" style:master-page-name="PageStyle_5f_27">
      <style:table-properties table:display="true" style:writing-mode="lr-tb"/>
    </style:style>
    <style:style style:name="ta31" style:family="table" style:master-page-name="PageStyle_5f_28">
      <style:table-properties table:display="true" style:writing-mode="lr-tb"/>
    </style:style>
    <style:style style:name="ta32" style:family="table" style:master-page-name="PageStyle_5f_29">
      <style:table-properties table:display="true" style:writing-mode="lr-tb"/>
    </style:style>
    <style:style style:name="ta33" style:family="table" style:master-page-name="PageStyle_5f_30">
      <style:table-properties table:display="true" style:writing-mode="lr-tb"/>
    </style:style>
    <style:style style:name="ce18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/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0.74pt solid 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d9d9d9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d9d9d9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d9d9d9" style:diagonal-bl-tr="none" style:diagonal-tl-br="none" fo:border-left="none" fo:border-right="0.74pt solid #d9d9d9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í&quot;;&quot;No&quot;)" table:allow-empty-cell="true" table:display-list="unsorted" table:base-cell-address="TASCA.E4"/>
        <table:content-validation table:name="val2" table:condition="of:cell-content-is-in-list(&quot;1&quot;;&quot;2&quot;;&quot;3&quot;;&quot;4&quot;;&quot;5&quot;;&quot;6&quot;;&quot;7&quot;;&quot;8+&quot;)" table:allow-empty-cell="true" table:display-list="unsorted" table:base-cell-address="TASCA.H4"/>
        <table:content-validation table:name="val3" table:condition="of:cell-content-is-in-list(&quot;Sí&quot;;&quot;No&quot;)" table:allow-empty-cell="true" table:display-list="unsorted" table:base-cell-address="'1'.E4"/>
        <table:content-validation table:name="val4" table:condition="of:cell-content-is-in-list(&quot;1&quot;;&quot;2&quot;;&quot;3&quot;;&quot;4&quot;;&quot;5&quot;;&quot;6&quot;;&quot;7&quot;;&quot;8+&quot;)" table:allow-empty-cell="true" table:display-list="unsorted" table:base-cell-address="'1'.H4"/>
        <table:content-validation table:name="val5" table:condition="of:cell-content-is-in-list(&quot;Sí&quot;;&quot;No&quot;)" table:allow-empty-cell="true" table:display-list="unsorted" table:base-cell-address="'2'.E4"/>
        <table:content-validation table:name="val6" table:condition="of:cell-content-is-in-list(&quot;1&quot;;&quot;2&quot;;&quot;3&quot;;&quot;4&quot;;&quot;5&quot;;&quot;6&quot;;&quot;7&quot;;&quot;8+&quot;)" table:allow-empty-cell="true" table:display-list="unsorted" table:base-cell-address="'2'.H4"/>
        <table:content-validation table:name="val7" table:condition="of:cell-content-is-in-list(&quot;Sí&quot;;&quot;No&quot;)" table:allow-empty-cell="true" table:display-list="unsorted" table:base-cell-address="'3'.E4"/>
        <table:content-validation table:name="val8" table:condition="of:cell-content-is-in-list(&quot;1&quot;;&quot;2&quot;;&quot;3&quot;;&quot;4&quot;;&quot;5&quot;;&quot;6&quot;;&quot;7&quot;;&quot;8+&quot;)" table:allow-empty-cell="true" table:display-list="unsorted" table:base-cell-address="'3'.H4"/>
        <table:content-validation table:name="val9" table:condition="of:cell-content-is-in-list(&quot;Sí&quot;;&quot;No&quot;)" table:allow-empty-cell="true" table:display-list="unsorted" table:base-cell-address="'4'.E4"/>
        <table:content-validation table:name="val10" table:condition="of:cell-content-is-in-list(&quot;1&quot;;&quot;2&quot;;&quot;3&quot;;&quot;4&quot;;&quot;5&quot;;&quot;6&quot;;&quot;7&quot;;&quot;8+&quot;)" table:allow-empty-cell="true" table:display-list="unsorted" table:base-cell-address="'4'.H4"/>
        <table:content-validation table:name="val11" table:condition="of:cell-content-is-in-list(&quot;Sí&quot;;&quot;No&quot;)" table:allow-empty-cell="true" table:display-list="unsorted" table:base-cell-address="'5'.E4"/>
        <table:content-validation table:name="val12" table:condition="of:cell-content-is-in-list(&quot;1&quot;;&quot;2&quot;;&quot;3&quot;;&quot;4&quot;;&quot;5&quot;;&quot;6&quot;;&quot;7&quot;;&quot;8+&quot;)" table:allow-empty-cell="true" table:display-list="unsorted" table:base-cell-address="'5'.H4"/>
        <table:content-validation table:name="val13" table:condition="of:cell-content-is-in-list(&quot;Sí&quot;;&quot;No&quot;)" table:allow-empty-cell="true" table:display-list="unsorted" table:base-cell-address="'6'.E4"/>
        <table:content-validation table:name="val14" table:condition="of:cell-content-is-in-list(&quot;1&quot;;&quot;2&quot;;&quot;3&quot;;&quot;4&quot;;&quot;5&quot;;&quot;6&quot;;&quot;7&quot;;&quot;8+&quot;)" table:allow-empty-cell="true" table:display-list="unsorted" table:base-cell-address="'6'.H4"/>
        <table:content-validation table:name="val15" table:condition="of:cell-content-is-in-list(&quot;Sí&quot;;&quot;No&quot;)" table:allow-empty-cell="true" table:display-list="unsorted" table:base-cell-address="'7'.E4"/>
        <table:content-validation table:name="val16" table:condition="of:cell-content-is-in-list(&quot;1&quot;;&quot;2&quot;;&quot;3&quot;;&quot;4&quot;;&quot;5&quot;;&quot;6&quot;;&quot;7&quot;;&quot;8+&quot;)" table:allow-empty-cell="true" table:display-list="unsorted" table:base-cell-address="'7'.H4"/>
        <table:content-validation table:name="val17" table:condition="of:cell-content-is-in-list(&quot;Sí&quot;;&quot;No&quot;)" table:allow-empty-cell="true" table:display-list="unsorted" table:base-cell-address="'8'.E4"/>
        <table:content-validation table:name="val18" table:condition="of:cell-content-is-in-list(&quot;1&quot;;&quot;2&quot;;&quot;3&quot;;&quot;4&quot;;&quot;5&quot;;&quot;6&quot;;&quot;7&quot;;&quot;8+&quot;)" table:allow-empty-cell="true" table:display-list="unsorted" table:base-cell-address="'8'.H4"/>
        <table:content-validation table:name="val19" table:condition="of:cell-content-is-in-list(&quot;Sí&quot;;&quot;No&quot;)" table:allow-empty-cell="true" table:display-list="unsorted" table:base-cell-address="'9'.E4"/>
        <table:content-validation table:name="val20" table:condition="of:cell-content-is-in-list(&quot;1&quot;;&quot;2&quot;;&quot;3&quot;;&quot;4&quot;;&quot;5&quot;;&quot;6&quot;;&quot;7&quot;;&quot;8+&quot;)" table:allow-empty-cell="true" table:display-list="unsorted" table:base-cell-address="'9'.H4"/>
        <table:content-validation table:name="val21" table:condition="of:cell-content-is-in-list(&quot;Sí&quot;;&quot;No&quot;)" table:allow-empty-cell="true" table:display-list="unsorted" table:base-cell-address="'10'.E4"/>
        <table:content-validation table:name="val22" table:condition="of:cell-content-is-in-list(&quot;1&quot;;&quot;2&quot;;&quot;3&quot;;&quot;4&quot;;&quot;5&quot;;&quot;6&quot;;&quot;7&quot;;&quot;8+&quot;)" table:allow-empty-cell="true" table:display-list="unsorted" table:base-cell-address="'10'.H4"/>
        <table:content-validation table:name="val23" table:condition="of:cell-content-is-in-list(&quot;Sí&quot;;&quot;No&quot;)" table:allow-empty-cell="true" table:display-list="unsorted" table:base-cell-address="'11'.E4"/>
        <table:content-validation table:name="val24" table:condition="of:cell-content-is-in-list(&quot;1&quot;;&quot;2&quot;;&quot;3&quot;;&quot;4&quot;;&quot;5&quot;;&quot;6&quot;;&quot;7&quot;;&quot;8+&quot;)" table:allow-empty-cell="true" table:display-list="unsorted" table:base-cell-address="'11'.H4"/>
        <table:content-validation table:name="val25" table:condition="of:cell-content-is-in-list(&quot;Sí&quot;;&quot;No&quot;)" table:allow-empty-cell="true" table:display-list="unsorted" table:base-cell-address="'12'.E4"/>
        <table:content-validation table:name="val26" table:condition="of:cell-content-is-in-list(&quot;1&quot;;&quot;2&quot;;&quot;3&quot;;&quot;4&quot;;&quot;5&quot;;&quot;6&quot;;&quot;7&quot;;&quot;8+&quot;)" table:allow-empty-cell="true" table:display-list="unsorted" table:base-cell-address="'12'.H4"/>
        <table:content-validation table:name="val27" table:condition="of:cell-content-is-in-list(&quot;Sí&quot;;&quot;No&quot;)" table:allow-empty-cell="true" table:display-list="unsorted" table:base-cell-address="'13'.E4"/>
        <table:content-validation table:name="val28" table:condition="of:cell-content-is-in-list(&quot;1&quot;;&quot;2&quot;;&quot;3&quot;;&quot;4&quot;;&quot;5&quot;;&quot;6&quot;;&quot;7&quot;;&quot;8+&quot;)" table:allow-empty-cell="true" table:display-list="unsorted" table:base-cell-address="'13'.H4"/>
        <table:content-validation table:name="val29" table:condition="of:cell-content-is-in-list(&quot;Sí&quot;;&quot;No&quot;)" table:allow-empty-cell="true" table:display-list="unsorted" table:base-cell-address="'14'.E4"/>
        <table:content-validation table:name="val30" table:condition="of:cell-content-is-in-list(&quot;1&quot;;&quot;2&quot;;&quot;3&quot;;&quot;4&quot;;&quot;5&quot;;&quot;6&quot;;&quot;7&quot;;&quot;8+&quot;)" table:allow-empty-cell="true" table:display-list="unsorted" table:base-cell-address="'14'.H4"/>
        <table:content-validation table:name="val31" table:condition="of:cell-content-is-in-list(&quot;Sí&quot;;&quot;No&quot;)" table:allow-empty-cell="true" table:display-list="unsorted" table:base-cell-address="'15'.E4"/>
        <table:content-validation table:name="val32" table:condition="of:cell-content-is-in-list(&quot;1&quot;;&quot;2&quot;;&quot;3&quot;;&quot;4&quot;;&quot;5&quot;;&quot;6&quot;;&quot;7&quot;;&quot;8+&quot;)" table:allow-empty-cell="true" table:display-list="unsorted" table:base-cell-address="'15'.H4"/>
        <table:content-validation table:name="val33" table:condition="of:cell-content-is-in-list(&quot;Sí&quot;;&quot;No&quot;)" table:allow-empty-cell="true" table:display-list="unsorted" table:base-cell-address="'16'.E4"/>
        <table:content-validation table:name="val34" table:condition="of:cell-content-is-in-list(&quot;1&quot;;&quot;2&quot;;&quot;3&quot;;&quot;4&quot;;&quot;5&quot;;&quot;6&quot;;&quot;7&quot;;&quot;8+&quot;)" table:allow-empty-cell="true" table:display-list="unsorted" table:base-cell-address="'16'.H4"/>
        <table:content-validation table:name="val35" table:condition="of:cell-content-is-in-list(&quot;Sí&quot;;&quot;No&quot;)" table:allow-empty-cell="true" table:display-list="unsorted" table:base-cell-address="'17'.E4"/>
        <table:content-validation table:name="val36" table:condition="of:cell-content-is-in-list(&quot;1&quot;;&quot;2&quot;;&quot;3&quot;;&quot;4&quot;;&quot;5&quot;;&quot;6&quot;;&quot;7&quot;;&quot;8+&quot;)" table:allow-empty-cell="true" table:display-list="unsorted" table:base-cell-address="'17'.H4"/>
        <table:content-validation table:name="val37" table:condition="of:cell-content-is-in-list(&quot;Sí&quot;;&quot;No&quot;)" table:allow-empty-cell="true" table:display-list="unsorted" table:base-cell-address="'18'.E4"/>
        <table:content-validation table:name="val38" table:condition="of:cell-content-is-in-list(&quot;1&quot;;&quot;2&quot;;&quot;3&quot;;&quot;4&quot;;&quot;5&quot;;&quot;6&quot;;&quot;7&quot;;&quot;8+&quot;)" table:allow-empty-cell="true" table:display-list="unsorted" table:base-cell-address="'18'.H4"/>
        <table:content-validation table:name="val39" table:condition="of:cell-content-is-in-list(&quot;Sí&quot;;&quot;No&quot;)" table:allow-empty-cell="true" table:display-list="unsorted" table:base-cell-address="'19'.E4"/>
        <table:content-validation table:name="val40" table:condition="of:cell-content-is-in-list(&quot;1&quot;;&quot;2&quot;;&quot;3&quot;;&quot;4&quot;;&quot;5&quot;;&quot;6&quot;;&quot;7&quot;;&quot;8+&quot;)" table:allow-empty-cell="true" table:display-list="unsorted" table:base-cell-address="'19'.H4"/>
        <table:content-validation table:name="val41" table:condition="of:cell-content-is-in-list(&quot;Sí&quot;;&quot;No&quot;)" table:allow-empty-cell="true" table:display-list="unsorted" table:base-cell-address="'20'.E4"/>
        <table:content-validation table:name="val42" table:condition="of:cell-content-is-in-list(&quot;1&quot;;&quot;2&quot;;&quot;3&quot;;&quot;4&quot;;&quot;5&quot;;&quot;6&quot;;&quot;7&quot;;&quot;8+&quot;)" table:allow-empty-cell="true" table:display-list="unsorted" table:base-cell-address="'20'.H4"/>
        <table:content-validation table:name="val43" table:condition="of:cell-content-is-in-list(&quot;Sí&quot;;&quot;No&quot;)" table:allow-empty-cell="true" table:display-list="unsorted" table:base-cell-address="'21'.E4"/>
        <table:content-validation table:name="val44" table:condition="of:cell-content-is-in-list(&quot;1&quot;;&quot;2&quot;;&quot;3&quot;;&quot;4&quot;;&quot;5&quot;;&quot;6&quot;;&quot;7&quot;;&quot;8+&quot;)" table:allow-empty-cell="true" table:display-list="unsorted" table:base-cell-address="'21'.H4"/>
        <table:content-validation table:name="val45" table:condition="of:cell-content-is-in-list(&quot;Sí&quot;;&quot;No&quot;)" table:allow-empty-cell="true" table:display-list="unsorted" table:base-cell-address="'22'.E4"/>
        <table:content-validation table:name="val46" table:condition="of:cell-content-is-in-list(&quot;1&quot;;&quot;2&quot;;&quot;3&quot;;&quot;4&quot;;&quot;5&quot;;&quot;6&quot;;&quot;7&quot;;&quot;8+&quot;)" table:allow-empty-cell="true" table:display-list="unsorted" table:base-cell-address="'22'.H4"/>
        <table:content-validation table:name="val47" table:condition="of:cell-content-is-in-list(&quot;Sí&quot;;&quot;No&quot;)" table:allow-empty-cell="true" table:display-list="unsorted" table:base-cell-address="'23'.E4"/>
        <table:content-validation table:name="val48" table:condition="of:cell-content-is-in-list(&quot;1&quot;;&quot;2&quot;;&quot;3&quot;;&quot;4&quot;;&quot;5&quot;;&quot;6&quot;;&quot;7&quot;;&quot;8+&quot;)" table:allow-empty-cell="true" table:display-list="unsorted" table:base-cell-address="'23'.H4"/>
        <table:content-validation table:name="val49" table:condition="of:cell-content-is-in-list(&quot;Sí&quot;;&quot;No&quot;)" table:allow-empty-cell="true" table:display-list="unsorted" table:base-cell-address="'24'.E4"/>
        <table:content-validation table:name="val50" table:condition="of:cell-content-is-in-list(&quot;1&quot;;&quot;2&quot;;&quot;3&quot;;&quot;4&quot;;&quot;5&quot;;&quot;6&quot;;&quot;7&quot;;&quot;8+&quot;)" table:allow-empty-cell="true" table:display-list="unsorted" table:base-cell-address="'24'.H4"/>
        <table:content-validation table:name="val51" table:condition="of:cell-content-is-in-list(&quot;Sí&quot;;&quot;No&quot;)" table:allow-empty-cell="true" table:display-list="unsorted" table:base-cell-address="'25'.E4"/>
        <table:content-validation table:name="val52" table:condition="of:cell-content-is-in-list(&quot;1&quot;;&quot;2&quot;;&quot;3&quot;;&quot;4&quot;;&quot;5&quot;;&quot;6&quot;;&quot;7&quot;;&quot;8+&quot;)" table:allow-empty-cell="true" table:display-list="unsorted" table:base-cell-address="'25'.H4"/>
        <table:content-validation table:name="val53" table:condition="of:cell-content-is-in-list(&quot;Sí&quot;;&quot;No&quot;)" table:allow-empty-cell="true" table:display-list="unsorted" table:base-cell-address="'26'.E4"/>
        <table:content-validation table:name="val54" table:condition="of:cell-content-is-in-list(&quot;1&quot;;&quot;2&quot;;&quot;3&quot;;&quot;4&quot;;&quot;5&quot;;&quot;6&quot;;&quot;7&quot;;&quot;8+&quot;)" table:allow-empty-cell="true" table:display-list="unsorted" table:base-cell-address="'26'.H4"/>
        <table:content-validation table:name="val55" table:condition="of:cell-content-is-in-list(&quot;Sí&quot;;&quot;No&quot;)" table:allow-empty-cell="true" table:display-list="unsorted" table:base-cell-address="'27'.E4"/>
        <table:content-validation table:name="val56" table:condition="of:cell-content-is-in-list(&quot;1&quot;;&quot;2&quot;;&quot;3&quot;;&quot;4&quot;;&quot;5&quot;;&quot;6&quot;;&quot;7&quot;;&quot;8+&quot;)" table:allow-empty-cell="true" table:display-list="unsorted" table:base-cell-address="'27'.H4"/>
        <table:content-validation table:name="val57" table:condition="of:cell-content-is-in-list(&quot;Sí&quot;;&quot;No&quot;)" table:allow-empty-cell="true" table:display-list="unsorted" table:base-cell-address="'28'.E4"/>
        <table:content-validation table:name="val58" table:condition="of:cell-content-is-in-list(&quot;1&quot;;&quot;2&quot;;&quot;3&quot;;&quot;4&quot;;&quot;5&quot;;&quot;6&quot;;&quot;7&quot;;&quot;8+&quot;)" table:allow-empty-cell="true" table:display-list="unsorted" table:base-cell-address="'28'.H4"/>
        <table:content-validation table:name="val59" table:condition="of:cell-content-is-in-list(&quot;Sí&quot;;&quot;No&quot;)" table:allow-empty-cell="true" table:display-list="unsorted" table:base-cell-address="'29'.E4"/>
        <table:content-validation table:name="val60" table:condition="of:cell-content-is-in-list(&quot;1&quot;;&quot;2&quot;;&quot;3&quot;;&quot;4&quot;;&quot;5&quot;;&quot;6&quot;;&quot;7&quot;;&quot;8+&quot;)" table:allow-empty-cell="true" table:display-list="unsorted" table:base-cell-address="'29'.H4"/>
        <table:content-validation table:name="val61" table:condition="of:cell-content-is-in-list(&quot;Sí&quot;;&quot;No&quot;)" table:allow-empty-cell="true" table:display-list="unsorted" table:base-cell-address="'30'.E4"/>
        <table:content-validation table:name="val62" table:condition="of:cell-content-is-in-list(&quot;1&quot;;&quot;2&quot;;&quot;3&quot;;&quot;4&quot;;&quot;5&quot;;&quot;6&quot;;&quot;7&quot;;&quot;8+&quot;)" table:allow-empty-cell="true" table:display-list="unsorted" table:base-cell-address="'30'.H4"/>
      </table:content-validations>
      <table:table table:name="TASCA" table:style-name="ta3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Checklist de la tasc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1" office:value-type="string" calcext:value-type="string">
            <text:p>Sí</text:p>
          </table:table-cell>
          <table:table-cell table:style-name="ce47" table:content-validation-name="val1" table:number-columns-repeated="2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1"/>
          <table:table-cell table:style-name="ce47" table:content-validation-name="val1" office:value-type="string" calcext:value-type="string">
            <text:p>Sí</text:p>
          </table:table-cell>
          <table:table-cell table:style-name="ce47" table:content-validation-name="val1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1" table:number-columns-repeated="2"/>
          <table:table-cell table:style-name="ce47" table:content-validation-name="val1" office:value-type="string" calcext:value-type="string">
            <text:p>Sí</text:p>
          </table:table-cell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 office:value-type="float" office:value="4" calcext:value-type="float">
            <text:p>4</text:p>
          </table:table-cell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1" table:number-columns-repeated="2"/>
          <table:table-cell table:style-name="ce47" table:content-validation-name="val1" office:value-type="string" calcext:value-type="string">
            <text:p>Sí</text:p>
          </table:table-cell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Sí</text:p>
          </table:table-cell>
          <table:table-cell table:style-name="ce47" table:content-validation-name="val1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1" table:number-columns-repeated="2"/>
          <table:table-cell table:style-name="ce47" table:content-validation-name="val1" office:value-type="string" calcext:value-type="string">
            <text:p>Sí</text:p>
          </table:table-cell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1" table:number-columns-repeated="3"/>
          <table:table-cell table:style-name="ce47" table:content-validation-name="val2" office:value-type="float" office:value="4" calcext:value-type="float">
            <text:p>4</text:p>
          </table:table-cell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1" table:number-columns-repeated="3"/>
          <table:table-cell table:style-name="ce47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>
          <table:table-cell table:number-columns-repeated="2"/>
          <table:table-cell table:formula="of:=COUNTA([.E4:.I45])" office:value-type="float" office:value="8" calcext:value-type="float">
            <text:p>8</text:p>
          </table:table-cell>
          <table:table-cell/>
          <table:table-cell table:formula="of:=([.C48]-[.C47])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COUNTBLANK([.E4:.I45])" office:value-type="float" office:value="202" calcext:value-type="float">
            <text:p>202</text:p>
          </table:table-cell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" table:style-name="ta2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/>
          <table:table-cell table:style-name="ce49" office:value-type="string" calcext:value-type="string">
            <text:p>Pestanya</text:p>
          </table:table-cell>
          <table:table-cell table:style-name="ce51" office:value-type="string" calcext:value-type="string">
            <text:p>Alumne/a</text:p>
          </table:table-cell>
          <table:table-cell table:number-columns-repeated="1021"/>
        </table:table-row>
        <table:table-row table:style-name="ro1">
          <table:table-cell/>
          <table:table-cell table:style-name="ce50" office:value-type="float" office:value="1" calcext:value-type="float">
            <text:p>1</text:p>
          </table:table-cell>
          <table:table-cell table:style-name="ce52" office:value-type="string" calcext:value-type="string">
            <text:p>AVILA OSUNA, ADRIA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]+1" office:value-type="float" office:value="2" calcext:value-type="float">
            <text:p>2</text:p>
          </table:table-cell>
          <table:table-cell table:style-name="ce53" office:value-type="string" calcext:value-type="string">
            <text:p>BOLIVAR JIMÉNEZ, SERGIO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3]+1" office:value-type="float" office:value="3" calcext:value-type="float">
            <text:p>3</text:p>
          </table:table-cell>
          <table:table-cell table:style-name="ce54" office:value-type="string" calcext:value-type="string">
            <text:p>CHIUARIU , SEBASTIAN CONSTANTI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4]+1" office:value-type="float" office:value="4" calcext:value-type="float">
            <text:p>4</text:p>
          </table:table-cell>
          <table:table-cell table:style-name="ce54" office:value-type="string" calcext:value-type="string">
            <text:p>ESPINOZA GOMEZ, DANIEL ALEJANDRO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5]+1" office:value-type="float" office:value="5" calcext:value-type="float">
            <text:p>5</text:p>
          </table:table-cell>
          <table:table-cell table:style-name="ce53" office:value-type="string" calcext:value-type="string">
            <text:p>FAJARDO PEREZ, JADE ORIANA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6]+1" office:value-type="float" office:value="6" calcext:value-type="float">
            <text:p>6</text:p>
          </table:table-cell>
          <table:table-cell table:style-name="ce54" office:value-type="string" calcext:value-type="string">
            <text:p>FERNANDEZ BERREZUETA, JOSE MARIA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7]+1" office:value-type="float" office:value="7" calcext:value-type="float">
            <text:p>7</text:p>
          </table:table-cell>
          <table:table-cell table:style-name="ce53" office:value-type="string" calcext:value-type="string">
            <text:p>GARCIA LEAL, ISAAC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8]+1" office:value-type="float" office:value="8" calcext:value-type="float">
            <text:p>8</text:p>
          </table:table-cell>
          <table:table-cell table:style-name="ce53" office:value-type="string" calcext:value-type="string">
            <text:p>GONZALEZ CARDONA, IGNASI 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9]+1" office:value-type="float" office:value="9" calcext:value-type="float">
            <text:p>9</text:p>
          </table:table-cell>
          <table:table-cell table:style-name="ce53" office:value-type="string" calcext:value-type="string">
            <text:p>GUILLEN MOLL, PABLO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0]+1" office:value-type="float" office:value="10" calcext:value-type="float">
            <text:p>10</text:p>
          </table:table-cell>
          <table:table-cell table:style-name="ce53" office:value-type="string" calcext:value-type="string">
            <text:p>MARTÍN SERVER, SERGI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1]+1" office:value-type="float" office:value="11" calcext:value-type="float">
            <text:p>11</text:p>
          </table:table-cell>
          <table:table-cell table:style-name="ce53" office:value-type="string" calcext:value-type="string">
            <text:p>MASCARÓ PONS, AINHOA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2]+1" office:value-type="float" office:value="12" calcext:value-type="float">
            <text:p>12</text:p>
          </table:table-cell>
          <table:table-cell table:style-name="ce53" office:value-type="string" calcext:value-type="string">
            <text:p>MERCADAL TEJADA, KEVI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3]+1" office:value-type="float" office:value="13" calcext:value-type="float">
            <text:p>13</text:p>
          </table:table-cell>
          <table:table-cell table:style-name="ce53" office:value-type="string" calcext:value-type="string">
            <text:p>MOYA LEON, OSCAR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4]+1" office:value-type="float" office:value="14" calcext:value-type="float">
            <text:p>14</text:p>
          </table:table-cell>
          <table:table-cell table:style-name="ce53" office:value-type="string" calcext:value-type="string">
            <text:p>NAGY , DAVID GYÖRGY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5]+1" office:value-type="float" office:value="15" calcext:value-type="float">
            <text:p>15</text:p>
          </table:table-cell>
          <table:table-cell table:style-name="ce53" office:value-type="string" calcext:value-type="string">
            <text:p>ORTEGA MORRO, JONATA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6]+1" office:value-type="float" office:value="16" calcext:value-type="float">
            <text:p>16</text:p>
          </table:table-cell>
          <table:table-cell table:style-name="ce53" office:value-type="string" calcext:value-type="string">
            <text:p>PONS LAGAN, SERGI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7]+1" office:value-type="float" office:value="17" calcext:value-type="float">
            <text:p>17</text:p>
          </table:table-cell>
          <table:table-cell table:style-name="ce53" office:value-type="string" calcext:value-type="string">
            <text:p>PONS MARTINEZ, AROA 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8]+1" office:value-type="float" office:value="18" calcext:value-type="float">
            <text:p>18</text:p>
          </table:table-cell>
          <table:table-cell table:style-name="ce53" office:value-type="string" calcext:value-type="string">
            <text:p>PONS ZUBCHENCO, JOSÉ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9]+1" office:value-type="float" office:value="19" calcext:value-type="float">
            <text:p>19</text:p>
          </table:table-cell>
          <table:table-cell table:style-name="ce53" office:value-type="string" calcext:value-type="string">
            <text:p>QUESADA MESQUIDA, ANDREU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0]+1" office:value-type="float" office:value="20" calcext:value-type="float">
            <text:p>20</text:p>
          </table:table-cell>
          <table:table-cell table:style-name="ce53" office:value-type="string" calcext:value-type="string">
            <text:p>ROMERO ABEGAO, IVA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1]+1" office:value-type="float" office:value="21" calcext:value-type="float">
            <text:p>21</text:p>
          </table:table-cell>
          <table:table-cell table:style-name="ce53" office:value-type="string" calcext:value-type="string">
            <text:p>SANCHEZ MASEGOSA, ETHA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2]+1" office:value-type="float" office:value="22" calcext:value-type="float">
            <text:p>22</text:p>
          </table:table-cell>
          <table:table-cell table:style-name="ce53" office:value-type="string" calcext:value-type="string">
            <text:p>SÁNCHEZ SÁNCHEZ, ÓLIVER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3]+1" office:value-type="float" office:value="23" calcext:value-type="float">
            <text:p>23</text:p>
          </table:table-cell>
          <table:table-cell table:style-name="ce55" office:value-type="string" calcext:value-type="string">
            <text:p>TORRES NAVARRO, JULIA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4]+1" office:value-type="float" office:value="24" calcext:value-type="float">
            <text:p>24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5]+1" office:value-type="float" office:value="25" calcext:value-type="float">
            <text:p>25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6]+1" office:value-type="float" office:value="26" calcext:value-type="float">
            <text:p>26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7]+1" office:value-type="float" office:value="27" calcext:value-type="float">
            <text:p>27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8]+1" office:value-type="float" office:value="28" calcext:value-type="float">
            <text:p>28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9]+1" office:value-type="float" office:value="29" calcext:value-type="float">
            <text:p>29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30]+1" office:value-type="float" office:value="30" calcext:value-type="float">
            <text:p>30</text:p>
          </table:table-cell>
          <table:table-cell table:style-name="ce56"/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4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AVILA OSUNA, ADRIA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3" table:number-columns-repeated="3"/>
          <table:table-cell table:style-name="ce47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5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BOLIVAR JIMÉNEZ, SERGIO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5" table:number-columns-repeated="3"/>
          <table:table-cell table:style-name="ce47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6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CHIUARIU , SEBASTIAN CONSTANTI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7" table:number-columns-repeated="3"/>
          <table:table-cell table:style-name="ce47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7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ESPINOZA GOMEZ, DANIEL ALEJANDRO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9" table:number-columns-repeated="3"/>
          <table:table-cell table:style-name="ce47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8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FAJARDO PEREZ, JADE ORIAN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11" table:number-columns-repeated="3"/>
          <table:table-cell table:style-name="ce47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9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FERNANDEZ BERREZUETA, JOSE MARI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13" table:number-columns-repeated="3"/>
          <table:table-cell table:style-name="ce47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" table:style-name="ta10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GARCIA LEAL, ISAAC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15" table:number-columns-repeated="3"/>
          <table:table-cell table:style-name="ce47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8" table:style-name="ta1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GONZALEZ CARDONA, IGNASI 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17" table:number-columns-repeated="3"/>
          <table:table-cell table:style-name="ce47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9" table:style-name="ta12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GUILLEN MOLL, PABLO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19" table:number-columns-repeated="3"/>
          <table:table-cell table:style-name="ce47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0" table:style-name="ta13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MARTÍN SERVER, SERGI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21" table:number-columns-repeated="3"/>
          <table:table-cell table:style-name="ce47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1" table:style-name="ta14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MASCARÓ PONS, AINHO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23" table:number-columns-repeated="3"/>
          <table:table-cell table:style-name="ce47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" table:style-name="ta15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MERCADAL TEJADA, KEVI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25" table:number-columns-repeated="3"/>
          <table:table-cell table:style-name="ce47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3" table:style-name="ta16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MOYA LEON, OSCAR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27" table:number-columns-repeated="3"/>
          <table:table-cell table:style-name="ce47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4" table:style-name="ta17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NAGY , DAVID GYÖRGY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29" table:number-columns-repeated="3"/>
          <table:table-cell table:style-name="ce47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5" table:style-name="ta18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ORTEGA MORRO, JONATA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31" table:number-columns-repeated="3"/>
          <table:table-cell table:style-name="ce47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6" table:style-name="ta19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PONS LAGAN, SERGI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33" table:number-columns-repeated="3"/>
          <table:table-cell table:style-name="ce47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7" table:style-name="ta20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PONS MARTINEZ, AROA 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35" table:number-columns-repeated="3"/>
          <table:table-cell table:style-name="ce47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" table:style-name="ta2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PONS ZUBCHENCO, JOSÉ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37" table:number-columns-repeated="3"/>
          <table:table-cell table:style-name="ce47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" table:style-name="ta22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QUESADA MESQUIDA, ANDREU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39" table:number-columns-repeated="3"/>
          <table:table-cell table:style-name="ce47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" table:style-name="ta23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ROMERO ABEGAO, IVA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41" table:number-columns-repeated="3"/>
          <table:table-cell table:style-name="ce47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1" table:style-name="ta24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SANCHEZ MASEGOSA, ETHA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43" table:number-columns-repeated="3"/>
          <table:table-cell table:style-name="ce47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" table:style-name="ta25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SÁNCHEZ SÁNCHEZ, ÓLIVER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45" table:number-columns-repeated="3"/>
          <table:table-cell table:style-name="ce47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3" table:style-name="ta26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TORRES NAVARRO, JULI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47" table:number-columns-repeated="3"/>
          <table:table-cell table:style-name="ce47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4" table:style-name="ta27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49" table:number-columns-repeated="3"/>
          <table:table-cell table:style-name="ce47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5" table:style-name="ta28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51" table:number-columns-repeated="3"/>
          <table:table-cell table:style-name="ce47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6" table:style-name="ta29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53" table:number-columns-repeated="3"/>
          <table:table-cell table:style-name="ce47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7" table:style-name="ta30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55" table:number-columns-repeated="3"/>
          <table:table-cell table:style-name="ce47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8" table:style-name="ta3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57" table:number-columns-repeated="3"/>
          <table:table-cell table:style-name="ce47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9" table:style-name="ta32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59" table:number-columns-repeated="3"/>
          <table:table-cell table:style-name="ce47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0" table:style-name="ta33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15"/>
          <table:table-cell table:style-name="ce36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1a App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2a App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Checklist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Quadern de note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Exportar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Importar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Corregide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9" office:value-type="string" calcext:value-type="string">
            <text:p>Major &gt; 10?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Parell o Senar?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9" office:value-type="string" calcext:value-type="string">
            <text:p>Calculadora de canvis de base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9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6" table:number-columns-spanned="1" table:number-rows-spanned="20"/>
          <table:table-cell table:style-name="ce39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table:number-columns-spanned="1" table:number-rows-spanned="4"/>
          <table:table-cell table:style-name="ce39" office:value-type="string" calcext:value-type="string">
            <text:p>Checklist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Factura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9" office:value-type="string" calcext:value-type="string">
            <text:p>Quadern de note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Llista de notes final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4"/>
          <table:table-cell table:style-name="ce36" office:value-type="string" calcext:value-type="string">
            <text:p>Gràfic de barre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Gràfic circular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Mitjana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Gràfic de línie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9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3"/>
          <table:table-cell table:style-name="ce36" office:value-type="string" calcext:value-type="string">
            <text:p>Per note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6" office:value-type="string" calcext:value-type="string">
            <text:p>Ordenar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9" office:value-type="string" calcext:value-type="string">
            <text:p>Protecció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Selecció més d'un valor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6" office:value-type="string" calcext:value-type="string">
            <text:p>Enviar correu amb note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6" table:number-columns-spanned="1" table:number-rows-spanned="2"/>
          <table:table-cell table:style-name="ce36" office:value-type="string" calcext:value-type="string">
            <text:p>Enquesta 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6" office:value-type="string" calcext:value-type="string">
            <text:p>Enviar als companys</text:p>
          </table:table-cell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9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7" table:content-validation-name="val61" table:number-columns-repeated="3"/>
          <table:table-cell table:style-name="ce47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=0" style:apply-style-name="N132P0"/>
    </number:number-style>
    <number:number-style style:name="N131P0" style:volatile="true">
      <number:text>€</number:text>
      <number:number number:decimal-places="0" number:min-decimal-places="0" number:min-integer-digits="1" number:grouping="true"/>
    </number:number-style>
    <number:number-style style:name="N131">
      <number:text>€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">
      <number:text>€</number:text>
      <number:number number:decimal-places="0" number:min-decimal-places="0" number:min-integer-digits="1" number:grouping="true"/>
    </number:number-style>
    <number:number-style style:name="N129P0" style:volatile="true">
      <number:text>€</number:text>
      <number:number number:decimal-places="0" number:min-decimal-places="0" number:min-integer-digits="3" number:grouping="true"/>
    </number:number-style>
    <number:number-style style:name="N129">
      <number:text>€</number:text>
      <number:number number:decimal-places="0" number:min-decimal-places="0" number:min-integer-digits="3" number:grouping="true"/>
      <style:map style:condition="value()&gt;=0" style:apply-style-name="N129P0"/>
    </number:number-style>
    <number:number-style style:name="N128">
      <number:text>€</number:text>
      <number:number number:decimal-places="0" number:min-decimal-places="0" number:min-integer-digits="3" number:grouping="true"/>
    </number:number-style>
    <number:number-style style:name="N127">
      <number:number number:decimal-places="2" number:min-decimal-places="2" number:min-integer-digits="2" number:grouping="true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6P0"/>
    </number:currency-style>
    <number:date-style style:name="N125">
      <number:day/>
      <number:text>/</number:text>
      <number:month/>
      <number:text>/</number:text>
      <number:year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SCA" style:display-name="PageStyle_TASC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" style:display-name="PageStyle_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" style:display-name="PageStyle_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" style:display-name="PageStyle_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" style:display-name="PageStyle_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" style:display-name="PageStyle_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" style:display-name="PageStyle_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" style:display-name="PageStyle_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" style:display-name="PageStyle_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" style:display-name="PageStyle_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9" style:display-name="PageStyle_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" style:display-name="PageStyle_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1" style:display-name="PageStyle_1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" style:display-name="PageStyle_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3" style:display-name="PageStyle_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4" style:display-name="PageStyle_1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" style:display-name="PageStyle_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" style:display-name="PageStyle_1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" style:display-name="PageStyle_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" style:display-name="PageStyle_1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" style:display-name="PageStyle_1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" style:display-name="PageStyle_2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1" style:display-name="PageStyle_2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2" style:display-name="PageStyle_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3" style:display-name="PageStyle_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4" style:display-name="PageStyle_2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5" style:display-name="PageStyle_2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6" style:display-name="PageStyle_2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7" style:display-name="PageStyle_2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8" style:display-name="PageStyle_2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9" style:display-name="PageStyle_2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0" style:display-name="PageStyle_3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6T09:49:49.344546534</dc:date>
    <meta:editing-duration>PT18M4S</meta:editing-duration>
    <meta:editing-cycles>1</meta:editing-cycles>
    <meta:document-statistic meta:table-count="32" meta:cell-count="1578" meta:object-count="0"/>
  </office:meta>
</office:document-meta>
</file>